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F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Gift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Gift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gif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Gifte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gif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gift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0094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6/28/2020</text:p>
          </table:table-cell>
          <table:table-cell table:style-name="taxable_event_note_default" office:value-type="string">
            <text:p>02/09/2022</text:p>
          </table:table-cell>
          <table:table-cell table:style-name="taxable_event_note_fiat" office:value="420.44132734375" office:value-type="float"/>
          <table:table-cell table:style-name="acquired_lot_note_fiat" office:value="122.2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98.2413273437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4/4: 0.00940000 of 0.01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2: 0.00940000 of 0.02000000 BTC</text:p>
          </table:table-cell>
          <table:table-cell table:style-name="taxable_event_note_default" office:value-type="string">
            <text:p>73085629ae85678f90238d45239815ee94237fb2340634355fac24982e245b23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2-09 11:45:34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106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1/02/2022</text:p>
          </table:table-cell>
          <table:table-cell table:style-name="taxable_event_note_default" office:value-type="string">
            <text:p>02/09/2022</text:p>
          </table:table-cell>
          <table:table-cell table:style-name="taxable_event_note_fiat" office:value="474.11468828125" office:value-type="float"/>
          <table:table-cell table:style-name="acquired_lot_note_fiat" office:value="376.2464646464646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97.86822363478535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0.01060000 of 0.99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2/2: 0.01060000 of 0.02000000 BTC</text:p>
          </table:table-cell>
          <table:table-cell table:style-name="taxable_event_note_default" office:value-type="string">
            <text:p>73085629ae85678f90238d45239815ee94237fb2340634355fac24982e245b23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2-02-09 11:45:34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002" office:value-type="float"/>
          <table:table-cell table:style-name="transparent_border_default" office:value-type="string">
            <text:p>BTC</text:p>
          </table:table-cell>
          <table:table-cell table:style-name="acquired_lot_note_border_default" office:value-type="string">
            <text:p>06/28/2020</text:p>
          </table:table-cell>
          <table:table-cell table:style-name="taxable_event_note_border_default" office:value-type="string">
            <text:p>01/14/2022</text:p>
          </table:table-cell>
          <table:table-cell table:style-name="taxable_event_note_border_fiat" office:value="8.6693375" office:value-type="float"/>
          <table:table-cell table:style-name="acquired_lot_note_border_fiat" office:value="2.6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6.0693375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4: 0.00020000 of 0.01000000 BTC</text:p>
          </table:table-cell>
          <table:table-cell table:style-name="acquired_lot_note_border_default" office:value-type="string">
            <text:p>__unknown</text:p>
          </table:table-cell>
          <table:table-cell table:style-name="taxable_event_note_border_default" office:value-type="string">
            <text:p>1/1: 0.00020000 of 0.00020000 BTC</text:p>
          </table:table-cell>
          <table:table-cell table:style-name="taxable_event_note_border_default" office:value-type="string">
            <text:p>28fde44268ac826b66a7ce99a8723b8cf23a836729b1a23cb4986898ad0096bf0</text:p>
          </table:table-cell>
          <table:table-cell table:style-name="taxable_event_note_border_default" office:value-type="string">
            <text:p>LONG</text:p>
          </table:table-cell>
          <table:table-cell table:style-name="taxable_event_note_border_default" office:value-type="string">
            <text:p>2022-01-14 03:23:38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001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6/28/2020</text:p>
          </table:table-cell>
          <table:table-cell table:style-name="taxable_event_note_default" office:value-type="string">
            <text:p>01/18/2022</text:p>
          </table:table-cell>
          <table:table-cell table:style-name="taxable_event_note_fiat" office:value="4.253440234375" office:value-type="float"/>
          <table:table-cell table:style-name="acquired_lot_note_fiat" office:value="1.3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.95344023437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4: 0.00010000 of 0.01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0010000 of 0.00010000 BTC</text:p>
          </table:table-cell>
          <table:table-cell table:style-name="taxable_event_note_default" office:value-type="string">
            <text:p>9237a6ed823577c528093ead63568aa25588987534bce3487ff7772ab00589218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1-18 15:27:18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0.0003" office:value-type="float"/>
          <table:table-cell table:style-name="transparent_default" office:value-type="string">
            <text:p>BTC</text:p>
          </table:table-cell>
          <table:table-cell table:style-name="acquired_lot_note_default" office:value-type="string">
            <text:p>06/28/2020</text:p>
          </table:table-cell>
          <table:table-cell table:style-name="taxable_event_note_default" office:value-type="string">
            <text:p>01/25/2022</text:p>
          </table:table-cell>
          <table:table-cell table:style-name="taxable_event_note_fiat" office:value="11.23337109375" office:value-type="float"/>
          <table:table-cell table:style-name="acquired_lot_note_fiat" office:value="3.9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.33337109375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4: 0.00030000 of 0.01000000 BTC</text:p>
          </table:table-cell>
          <table:table-cell table:style-name="acquired_lot_note_default" office:value-type="string">
            <text:p>__unknown</text:p>
          </table:table-cell>
          <table:table-cell table:style-name="taxable_event_note_default" office:value-type="string">
            <text:p>1/1: 0.00030000 of 0.00030000 BTC</text:p>
          </table:table-cell>
          <table:table-cell table:style-name="taxable_event_note_default" office:value-type="string">
            <text:p>6048ee3018b7852d93346fa82eb37645dc5014d625ef982aa823718f9238b6569a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2-01-25 02:58:40-08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11T16:59:30.501261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